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48D78424137ADD50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8cm" svg:height="4.532cm" svg:x="20cm" svg:y="0.031cm">
          <draw:image xlink:href="Pictures/100002010000024300000148D78424137ADD500D.png" xlink:type="simple" xlink:show="embed" xlink:actuate="onLoad">
            <text:p/>
          </draw:image>
        </draw:frame>
        <draw:frame draw:style-name="gr2" draw:text-style-name="P2" draw:layer="layout" svg:width="9cm" svg:height="2.384cm" svg:x="9.6cm" svg:y="8.9cm">
          <draw:text-box>
            <text:p text:style-name="P1"><text:span text:style-name="T1">RabbitRinth</text:span></text:p>
            <text:p text:style-name="P1">Ein Labyrinth-Spi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2" draw:layer="layout" svg:width="26cm" svg:height="2.5cm" svg:x="1cm" svg:y="1cm" presentation:class="title" presentation:placeholder="true">
          <draw:text-box/>
        </draw:frame>
        <draw:frame presentation:style-name="pr3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18cm" svg:height="1.5cm" svg:x="2.5cm" svg:y="19cm">
        <text:p text:style-name="MP9">&amp; Bengt Claas Rhodgeß</text:p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layer="backgroundobjects" svg:width="6.5cm" svg:height="1.449cm" svg:x="21cm" svg:y="19cm" presentation:class="date-time">
        <draw:text-box>
          <text:p text:style-name="MP12">27.04.2018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9">Marc-Niclas Harm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26S</meta:editing-duration>
    <meta:editing-cycles>3</meta:editing-cycles>
    <meta:generator>LibreOffice/5.4.6.2$Windows_X86_64 LibreOffice_project/4014ce260a04f1026ba855d3b8d91541c224eab8</meta:generator>
    <dc:date>2018-04-24T10:32:39.164000000</dc:date>
    <meta:document-statistic meta:object-count="44"/>
  </office:meta>
</office:document-meta>
</file>